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27cm" fo:min-width="60.838cm"/>
    </style:style>
    <style:style style:name="P1" style:family="paragraph">
      <style:paragraph-properties fo:margin-left="0cm" fo:margin-right="0cm" text:enable-numbering="false" fo:text-indent="0cm"/>
      <style:text-properties fo:hyphenate="false"/>
    </style:style>
    <style:style style:name="P2" style:family="paragraph">
      <style:paragraph-properties fo:margin-left="0cm" fo:margin-right="0cm" text:enable-numbering="false" fo:text-indent="0cm"/>
      <style:text-properties fo:font-size="18pt" fo:hyphenate="false"/>
    </style:style>
    <style:style style:name="T1" style:family="text">
      <style:text-properties fo:font-size="18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2.298cm" svg:height="2.427cm" svg:x="3.895cm" svg:y="3.315cm">
          <draw:text-box>
            <text:p text:style-name="P1"><text:span text:style-name="T1">La present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18pt" fo:language="it" fo:country="IT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.635cm" fo:margin-bottom="0.545cm" fo:margin-left="0.55cm" fo:margin-right="0.68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45$Build-8988</meta:generator>
    <meta:initial-creator>Thorsten Peters</meta:initial-creator>
    <meta:creation-date>1999-05-19T10:41:49</meta:creation-date>
    <dc:date>2005-12-08T13:51:11</dc:date>
    <dc:language>it-IT</dc:language>
    <meta:editing-cycles>1</meta:editing-cycles>
    <meta:editing-duration>PT0S</meta:editing-duration>
    <meta:user-defined meta:name="Info 0"/>
    <meta:user-defined meta:name="Info 1"/>
    <meta:user-defined meta:name="Info 2"/>
    <meta:user-defined meta:name="Info 3"/>
    <meta:document-statistic meta:object-count="1"/>
  </office:meta>
</office:document-meta>
</file>